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ython practice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Image1" text:anchor-type="paragraph" svg:x="0.1799in" svg:y="0.1689in" svg:width="6.1252in" svg:height="7.218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-0.1193in" svg:y="0.25in" svg:width="6.0091in" svg:height="4.71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" draw:style-name="a2" draw:name="Image4" text:anchor-type="paragraph" svg:x="-0.1457in" svg:y="0.1339in" svg:width="6.6929in" svg:height="5.2528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4" draw:style-name="a3" draw:name="Image5" text:anchor-type="paragraph" svg:x="0in" svg:y="0in" svg:width="6.6929in" svg:height="5.252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><draw:frame draw:z-index="2" draw:style-name="a4" draw:name="Image3" text:anchor-type="paragraph" svg:x="-0.0283in" svg:y="0.0689in" svg:width="5.2528in" svg:height="4.12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5" draw:style-name="a5" draw:name="Image6" text:anchor-type="paragraph" svg:x="0.0835in" svg:y="0.1126in" svg:width="6.6929in" svg:height="5.2528in" style:rel-width="scale" style:rel-height="scale"><draw:image xlink:href="media/image6.png" xlink:type="simple" xlink:show="embed" xlink:actuate="onLoad"/><svg:title/><svg:desc/></draw:frame></text:p>
      <text:soft-page-break/>
      <text:p text:style-name="Standard"><draw:frame draw:z-index="6" draw:style-name="a6" draw:name="Image7" text:anchor-type="paragraph" svg:x="0in" svg:y="0in" svg:width="6.6929in" svg:height="5.2528in" style:rel-width="scale" style:rel-height="scale"><draw:image xlink:href="media/image7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abio Nascimento</dc:creator>
    <meta:creation-date>2022-06-04T13:45:00Z</meta:creation-date>
    <dc:date>2022-06-06T09:28:00Z</dc:date>
    <meta:template xlink:href="Normal" xlink:type="simple"/>
    <meta:editing-cycles>5</meta:editing-cycles>
    <meta:editing-duration>PT1320S</meta:editing-duration>
    <meta:document-statistic meta:page-count="5" meta:paragraph-count="1" meta:word-count="15" meta:character-count="104" meta:row-count="1" meta:non-whitespace-character-count="90"/>
  </office:meta>
</office:document-meta>
</file>